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627405" text:style-name="L1">
        <text:list-item>
          <text:p text:style-name="P1">Post patch Submission</text:p>
        </text:list-item>
      </text:list>
      <text:list xml:id="list2138684846" text:style-name="L2">
        <text:list-item>
          <text:list>
            <text:list-item>
              <text:p text:style-name="P2">Time to patch acceptance X weeks</text:p>
            </text:list-item>
            <text:list-item>
              <text:p text:style-name="P2">Emails to <text:a xlink:type="simple" xlink:href="mailto:internals@php.net">internals@php.net</text:a> were ignored</text:p>
            </text:list-item>
            <text:list-item>
              <text:p text:style-name="P2">Dmitry's bug count remained relatively static</text:p>
            </text:list-item>
          </text:list>
        </text:list-item>
        <text:list-item>
          <text:p text:style-name="P2">Emailing the maintainer</text:p>
          <text:list>
            <text:list-item>
              <text:p text:style-name="P2">I was polite and acknowledged he was probably very busy</text:p>
            </text:list-item>
            <text:list-item>
              <text:p text:style-name="P2">I expressed concern I was at fault for not following the process</text:p>
            </text:list-item>
          </text:list>
        </text:list-item>
        <text:list-item>
          <text:p text:style-name="P2">FINALLY RESPONSE!!</text:p>
          <text:list>
            <text:list-item>
              <text:p text:style-name="P2">He confirmed this was his third priority duty.</text:p>
            </text:list-item>
            <text:list-item>
              <text:p text:style-name="P2">He asked for more tests and expressed concern for memory leaks</text:p>
            </text:list-item>
            <text:list-item>
              <text:p text:style-name="P2">He explained how to test for memory leaks with Valgrind</text:p>
              <text:list>
                <text:list-item>
                  <text:p text:style-name="P2">Valgrind requires windows</text:p>
                </text:list-item>
              </text:list>
            </text:list-item>
            <text:list-item>
              <text:p text:style-name="P2">After some back and forth my patch was accepted with small tweaks.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15T16:25:42</meta:creation-date>
    <meta:editing-duration>PT02H01M21S</meta:editing-duration>
    <meta:editing-cycles>2</meta:editing-cycles>
    <meta:generator>NeoOffice/3.0.2$Unix OpenOffice.org_project/Patch 3</meta:generator>
    <meta:initial-creator>Justin Dearing</meta:initial-creator>
    <meta:document-statistic meta:table-count="0" meta:image-count="0" meta:object-count="0" meta:page-count="1" meta:paragraph-count="13" meta:word-count="104" meta:character-count="565"/>
    <dc:date>2010-05-15T19:39:04</dc:date>
    <dc:creator>Justin Dearing</dc:creator>
    <meta:user-defined meta:name="Info 1"/>
    <meta:user-defined meta:name="Info 2"/>
    <meta:user-defined meta:name="Info 3"/>
    <meta:user-defined meta:name="Info 4"/>
  </office:meta>
</office:document-meta>
</file>